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MapFish&lt;/h1&gt;</text:p>
      <text:p text:style-name="P1">&lt;h2&gt;About&lt;/h2&gt;</text:p>
      <text:p text:style-name="Normal"/>
      <text:p text:style-name="P1">&lt;p&gt;&lt;a href="http://www.mapfish.org"&gt;MapFish&lt;/a&gt; is a complete and flexible</text:p>
      <text:p text:style-name="P1">framework for building rich web-mapping applications.</text:p>
      <text:p text:style-name="Normal"/>
      <text:p text:style-name="P1">It is based on the &lt;a href="http://pylonshq.com/"&gt;Pylons&lt;/a&gt; Python web</text:p>
      <text:p text:style-name="P1">framework for the server side, and on the &lt;a</text:p>
      <text:p text:style-name="P1">href="http://www.openlayers.org"&gt;OpenLayers&lt;/a&gt; and &lt;a</text:p>
      <text:p text:style-name="P1">href="http://www.geoext.org"&gt;GeoExt&lt;/a&gt; JavaScript toolkits for the client</text:p>
      <text:p text:style-name="P1">side.&lt;/p&gt;</text:p>
      <text:p text:style-name="Normal"/>
      <text:p text:style-name="P1">&lt;h2 id="sample"&gt;Sample&lt;/h2&gt;</text:p>
      <text:p text:style-name="Normal"/>
      <text:p text:style-name="P1">&lt;p&gt;A minimal application built with MapFish is installed on the Live DVD. To</text:p>
      <text:p text:style-name="P1">launch it, click on the MapFish link on the desktop. This will start the server</text:p>
      <text:p text:style-name="P1">and open a FireFox tab pointing to the application (&lt;a</text:p>
      <text:p text:style-name="P1">href="http://localhost:5000"&gt;http://localhost:5000&lt;/a&gt;).&lt;/p&gt;</text:p>
      <text:p text:style-name="Normal"/>
      <text:p text:style-name="P1">&lt;p&gt;The minimal application includes a map with two &lt;a</text:p>
      <text:p text:style-name="P1">href="http://www.openstreetmap.org/"&gt;OSM&lt;/a&gt; layers, a toolbar above the map,</text:p>
      <text:p text:style-name="P1">and a layer tree.&lt;/p&gt; </text:p>
      <text:p text:style-name="Normal"/>
      <text:p text:style-name="P1">&lt;p&gt;This minimal application is what users of the MapFish framework get right</text:p>
      <text:p text:style-name="P1">after the creation of their application with the framework. Read on to learn</text:p>
      <text:p text:style-name="P1">more.&lt;/p&gt;</text:p>
      <text:p text:style-name="Normal"/>
      <text:p text:style-name="P1">&lt;h2 id="create"&gt;Create a MapFish application&lt;/h2&gt;</text:p>
      <text:p text:style-name="Normal"/>
      <text:p text:style-name="P1">&lt;p&gt;The MapFish framework is installed on the Live DVD in the virtual Python</text:p>
      <text:p text:style-name="P1">environment located in the &lt;code&gt;/usr/lib/mapfish/mapfish-venv&lt;/code&gt;</text:p>
      <text:p text:style-name="P1">directory. We will use this installation of the framework here.&lt;/p&gt;</text:p>
      <text:p text:style-name="Normal"/>
      <text:p text:style-name="P1">&lt;p&gt;A MapFish application is created in three commands (from a terminal):</text:p>
      <text:p text:style-name="Normal"/>
      <text:p text:style-name="P1">&lt;ul&gt;</text:p>
      <text:p text:style-name="P1"> <text:s/>&lt;li&gt; activate the virtual Python environment:</text:p>
      <text:p text:style-name="P1"> <text:s/>&lt;pre&gt;</text:p>
      <text:p text:style-name="P1"> <text:s/>$ source /usr/lib/mapfish/mapfish-venv/bin/activate</text:p>
      <text:p text:style-name="P1"> <text:s/>&lt;/pre&gt;</text:p>
      <text:p text:style-name="P1"> <text:s/>&lt;/li&gt;</text:p>
      <text:p text:style-name="P1"> <text:s/>&lt;li&gt; create the application:</text:p>
      <text:p text:style-name="P1"> <text:s/>&lt;pre&gt;</text:p>
      <text:p text:style-name="P1"> <text:s/>$ paster create -t mapfish MyMapFishApp sqlalchemy=true</text:p>
      <text:p text:style-name="P1"> <text:s/>&lt;/pre&gt;</text:p>
      <text:p text:style-name="P1"> <text:s/>&lt;/li&gt;</text:p>
      <text:p text:style-name="P1"> <text:s/>&lt;li&gt; install the JavaScript librairies in the application:</text:p>
      <text:p text:style-name="P1"> <text:s/>&lt;pre&gt;</text:p>
      <text:p text:style-name="P1"> <text:s/>$ paster create -t mapfish_client MyMapFishApp</text:p>
      <text:p text:style-name="P1"> <text:s/>&lt;/pre&gt;</text:p>
      <text:p text:style-name="P1"> <text:s/>&lt;/li&gt;</text:p>
      <text:p text:style-name="P1">&lt;/ul&gt;</text:p>
      <text:p text:style-name="P1">&lt;/p&gt;</text:p>
      <text:p text:style-name="Normal"/>
      <text:p text:style-name="P1">&lt;p&gt;The above commands should have created the MapFish application in the</text:p>
      <text:p text:style-name="P1">&lt;code&gt;MyMapFishApp&lt;/code&gt; directory. &lt;b&gt;Note&lt;/b&gt;: if the sample application</text:p>
      <text:p text:style-name="P1">(from the previous &lt;a href="#sample"&gt;section&lt;/a&gt;) is running then port 5000 is already used, so</text:p>
      <text:p text:style-name="P1">you'll have to edit the &lt;code&gt;MyMapFishApp/development.ini&lt;/code&gt; file and</text:p>
      <text:p text:style-name="P1">change the port number from 5000 to for example 5001.&lt;/p&gt;</text:p>
      <text:p text:style-name="Normal"/>
      <text:p text:style-name="P1">&lt;p&gt;At this point you should be able to run the application with:</text:p>
      <text:p text:style-name="Normal"/>
      <text:p text:style-name="P1">&lt;pre&gt;</text:p>
      <text:p text:style-name="P1">$ cd MyMapFishApp</text:p>
      <text:p text:style-name="P1">$ paster serve development.ini</text:p>
      <text:p text:style-name="P1">&lt;/pre&gt;</text:p>
      <text:p text:style-name="Normal"/>
      <text:p text:style-name="P1">&lt;p&gt;Open &lt;a href="http://localhost:5000&gt;"&gt;http://localhost:5000&lt;/a&gt; (or &lt;a</text:p>
      <text:p text:style-name="P1">href="http://localhost:5001"&gt;http://localhost:5001&lt;/a&gt;) in your browser. You</text:p>
      <text:p text:style-name="P1">should see the same minimal application as that presented in the &lt;a</text:p>
      <text:p text:style-name="P1">href="#sample"&gt;Sample section&lt;/a&gt;.&lt;/p&gt;</text:p>
      <text:p text:style-name="Normal"/>
      <text:p text:style-name="P1">&lt;p&gt;The MapFish framework offers more than that. In particular it allows easily</text:p>
      <text:p text:style-name="P1">creating RESTful web services for creating, reading, updating and deleting</text:p>
      <text:p text:style-name="P1">features. Please visit our &lt;a href="http://www.mapfish.org"&gt;web site&lt;/a&gt; to</text:p>
      <text:p text:style-name="P1">learn more about MapFish.&lt;/p&gt;</text:p>
      <text:p text:style-name="Normal"/>
      <text:p text:style-name="P1">&lt;h2&gt;Install MapFish&lt;/h2&gt;</text:p>
      <text:p text:style-name="Normal"/>
      <text:p text:style-name="P1">&lt;p&gt;As indicated in the &lt;a href="#create"&gt;previous section&lt;/a&gt; the MapFish</text:p>
      <text:p text:style-name="P1">framework is installed on the Live DVD in the <text:s/>the virtual Python environment</text:p>
      <text:p text:style-name="P1">located in the &lt;code&gt;/usr/lib/mapfish/mapfish-venv&lt;/code&gt; directory. Yet, keep</text:p>
      <text:p text:style-name="P1">reading if you want to know how to install MapFish in a fresh, clean virtual</text:p>
      <text:p text:style-name="P1">environment.&lt;p&gt;</text:p>
      <text:p text:style-name="Normal"/>
      <text:p text:style-name="P1">&lt;p&gt;Installing the MapFish framework is done with one command line:</text:p>
      <text:p text:style-name="Normal"/>
      <text:p text:style-name="P1">&lt;pre&gt;</text:p>
      <text:p text:style-name="P1">$ go-mapfish-framework-all.py --python=python2.5 venv</text:p>
      <text:p text:style-name="P1">&lt;/pre&gt;</text:p>
      <text:p text:style-name="P1">&lt;/p&gt;</text:p>
      <text:p text:style-name="Normal"/>
      <text:p text:style-name="P1">&lt;p&gt;The above command creates the virtual Python environment in the</text:p>
      <text:p text:style-name="P1">&lt;code&gt;venv&lt;/code&gt; directory, fetches MapFish and its dependencies and install</text:p>
      <text:p text:style-name="P1">them all in the virtual environment.&lt;/p&gt;</text:p>
      <text:p text:style-name="Normal"/>
      <text:p text:style-name="P1">&lt;p&gt;Ok, the framework is installed, you can go back to the &lt;a</text:p>
      <text:p text:style-name="P1">href="#create"&gt;Create a MapFish application&lt;/a&gt; to create a MapFish application</text:p>
      <text:p text:style-name="P1">using this installation.&lt;/p&gt;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